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aygach_Island">
            <text:p>Vaygach_Island</text:p>
          </table:table-cell>
          <table:table-cell office:value-type="string" office:value="radiocarbon">
            <text:p>radiocarbon</text:p>
          </table:table-cell>
          <table:table-cell office:value-type="string" office:value="GX-27227">
            <text:p>GX-27227</text:p>
          </table:table-cell>
          <table:table-cell office:value-type="float" office:value="70.33">
            <text:p>70.33</text:p>
          </table:table-cell>
          <table:table-cell office:value-type="float" office:value="58.57">
            <text:p>58.57</text:p>
          </table:table-cell>
          <table:table-cell office:value-type="float" office:value="540.0">
            <text:p>540.0</text:p>
          </table:table-cell>
          <table:table-cell office:value-type="float" office:value="50.0">
            <text:p>50.0</text:p>
          </table:table-cell>
          <table:table-cell office:value-type="string" office:value="Partially buried 2.5-m long log">
            <text:p>Partially buried 2.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25000000000000133">
            <text:p>0.025000000000000133</text:p>
          </table:table-cell>
          <table:table-cell office:value-type="float" office:value="2.959940877787933">
            <text:p>2.959940877787933</text:p>
          </table:table-cell>
          <table:table-cell office:value-type="float" office:value="2.959940877787933">
            <text:p>2.959940877787933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Vaygach_Island">
            <text:p>Vaygach_Island</text:p>
          </table:table-cell>
          <table:table-cell office:value-type="string" office:value="radiocarbon">
            <text:p>radiocarbon</text:p>
          </table:table-cell>
          <table:table-cell office:value-type="string" office:value="GX-27228">
            <text:p>GX-27228</text:p>
          </table:table-cell>
          <table:table-cell office:value-type="float" office:value="70.33">
            <text:p>70.33</text:p>
          </table:table-cell>
          <table:table-cell office:value-type="float" office:value="58.57">
            <text:p>58.57</text:p>
          </table:table-cell>
          <table:table-cell office:value-type="float" office:value="270.0">
            <text:p>270.0</text:p>
          </table:table-cell>
          <table:table-cell office:value-type="float" office:value="40.0">
            <text:p>40.0</text:p>
          </table:table-cell>
          <table:table-cell office:value-type="string" office:value="Partially buried root section of log">
            <text:p>Partially buried root section of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75">
            <text:p>-0.575</text:p>
          </table:table-cell>
          <table:table-cell office:value-type="float" office:value="2.959940877787933">
            <text:p>2.959940877787933</text:p>
          </table:table-cell>
          <table:table-cell office:value-type="float" office:value="2.959940877787933">
            <text:p>2.959940877787933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Vaygach_Island">
            <text:p>Vaygach_Island</text:p>
          </table:table-cell>
          <table:table-cell office:value-type="string" office:value="radiocarbon">
            <text:p>radiocarbon</text:p>
          </table:table-cell>
          <table:table-cell office:value-type="string" office:value="GX-27229">
            <text:p>GX-27229</text:p>
          </table:table-cell>
          <table:table-cell office:value-type="float" office:value="70.33">
            <text:p>70.33</text:p>
          </table:table-cell>
          <table:table-cell office:value-type="float" office:value="58.57">
            <text:p>58.57</text:p>
          </table:table-cell>
          <table:table-cell office:value-type="float" office:value="470.0">
            <text:p>470.0</text:p>
          </table:table-cell>
          <table:table-cell office:value-type="float" office:value="40.0">
            <text:p>40.0</text:p>
          </table:table-cell>
          <table:table-cell office:value-type="string" office:value="Partially buried B2-m long log">
            <text:p>Partially buried B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75">
            <text:p>-0.575</text:p>
          </table:table-cell>
          <table:table-cell office:value-type="float" office:value="2.959940877787933">
            <text:p>2.959940877787933</text:p>
          </table:table-cell>
          <table:table-cell office:value-type="float" office:value="2.959940877787933">
            <text:p>2.959940877787933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